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  <style:font-face style:name="Times" svg:font-family="Times"/>
  </office:font-face-decls>
  <office:automatic-styles>
    <style:style style:name="P1" style:family="paragraph" style:parent-style-name="Standard">
      <style:paragraph-properties fo:margin-bottom="0.1389in" style:line-height-at-least="0.4861in"/>
      <style:text-properties style:font-name="Times" fo:font-size="32.0pt" fo:color="#212121" fo:background-color="#ffffff"/>
    </style:style>
    <style:style style:name="P2" style:family="paragraph" style:parent-style-name="Standard">
      <style:paragraph-properties style:line-height-at-least="0.2222in"/>
      <style:text-properties style:font-name="Helvetica Neue" fo:font-size="14.0pt" fo:color="#212121" fo:background-color="#ffffff"/>
    </style:style>
    <style:style style:name="P3" style:family="paragraph" style:parent-style-name="Standard">
      <style:paragraph-properties fo:margin-bottom="0.2083in" fo:text-align="justify" style:line-height-at-least="0.4306in"/>
      <style:text-properties style:font-name="Times" fo:font-size="14.0pt" fo:color="#1d1d1d" fo:background-color="#ffffff"/>
    </style:style>
    <style:style style:name="P4" style:family="paragraph" style:parent-style-name="Standard">
      <style:paragraph-properties fo:margin-bottom="0.2083in" fo:text-align="justify" style:line-height-at-least="0.4306in"/>
      <style:text-properties style:font-name="Helvetica Neue" fo:font-size="14.0pt" fo:color="#212121" fo:background-color="#ffffff"/>
    </style:style>
    <style:style style:name="P5" style:family="paragraph" style:parent-style-name="Standard">
      <style:paragraph-properties fo:margin-bottom="0.1389in" style:line-height-at-least="0.2083in"/>
      <style:text-properties style:font-name="Times" fo:font-size="14.0pt" fo:color="#1d1d1d" fo:background-color="#ffffff"/>
    </style:style>
    <style:style style:name="P6" style:family="paragraph" style:parent-style-name="Standard">
      <style:paragraph-properties fo:margin-left="0.5000in" fo:text-indent="-0.5000in" style:line-height-at-least="0.2361in">
        <style:tab-stops>
          <style:tab-stop style:position="0.1528in"/>
          <style:tab-stop style:position="0.5000in"/>
        </style:tab-stops>
      </style:paragraph-properties>
      <style:text-properties style:font-name="Times" fo:font-size="14.0pt" fo:color="#212121" fo:background-color="#ffffff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3" style:family="text">
      <style:text-properties fo:letter-spacing="0.0000in" fo:color="#0e73c0"/>
    </style:style>
    <style:style style:name="T4" style:family="text">
      <style:text-properties style:font-name="Helvetica Neue" fo:letter-spacing="0.0000in" fo:color="#212121"/>
    </style:style>
    <style:style style:name="T5" style:family="text">
      <style:text-properties style:font-name="Times" fo:font-weight="bold" fo:font-weight-asian="bold" fo:font-weight-complex="bold" fo:letter-spacing="0.0000in" fo:color="#1d1d1d"/>
    </style:style>
    <style:style style:name="T6" style:family="text">
      <style:text-properties fo:font-weight="bold" fo:font-weight-asian="bold" fo:font-weight-complex="bold" fo:letter-spacing="0.0000in" fo:color="#1d1d1d"/>
    </style:style>
    <style:style style:name="T7" style:family="text">
      <style:text-properties fo:font-style="italic" fo:font-style-asian="italic" fo:font-style-complex="italic"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5 CAT TOOLS THAT EVERY TRANSLATOR SHOULD USE</text:span></text:p>
      <text:p text:style-name="P2"><text:span text:style-name="T2"/></text:p>
      <text:p text:style-name="P3"><text:span text:style-name="T1">The list of the best computer-assisted translation tools (CAT tools). Essential tools for quality translations in record time!</text:span></text:p>
      <text:p text:style-name="P4"><text:span text:style-name="T2">We will look at CAT tools in greater detail. You’ll find below an essential kit for any professional translator for quick and high quality </text:span><text:a xlink:type="simple" xlink:href="https://culturesconnection.com/translation-services/"><text:span text:style-name="T3">translation services</text:span></text:a><text:span text:style-name="T2">.</text:span></text:p>
      <text:p text:style-name="P5"><text:span text:style-name="T1">1. TRANSLATION MEMORY SOFTWARE</text:span></text:p>
      <text:p text:style-name="P4"><text:span text:style-name="T2">Translation memory software is the most well-known CAT tool. It divides the texts to be translated into units called “segments”. As the translator advances in the translation of the document, the software stores the text in a database of already translated segments. When the software recognizes that a new segment is similar to a segment already translated, it suggests that the translator reuse it. Some translation memory programs do not work with databases created during a translation, but with preloaded reference documents.</text:span></text:p>
      <text:p text:style-name="P3"><text:span text:style-name="T4">Some examples of translation memory software: </text:span><text:span text:style-name="T1">Trados Workbench</text:span><text:span text:style-name="T4">, </text:span><text:span text:style-name="T1">DéjàVuX, OmegaT</text:span><text:span text:style-name="T4">, </text:span><text:span text:style-name="T1">SDLX</text:span><text:span text:style-name="T4">, </text:span><text:span text:style-name="T1">Star Transit</text:span><text:span text:style-name="T4">, </text:span><text:span text:style-name="T1">MultiTrans</text:span><text:span text:style-name="T4">, </text:span><text:span text:style-name="T1">Similis</text:span><text:span text:style-name="T4">, </text:span><text:span text:style-name="T1">MetaTexis</text:span><text:span text:style-name="T4">…</text:span></text:p>
      <text:p text:style-name="P5"><text:span text:style-name="T1">2. LANGUAGE SEARCH-ENGINE SOFTWARE</text:span></text:p>
      <text:p text:style-name="P4"><text:span text:style-name="T2">Linguistic search engines work like traditional search engines, except that they do not seek results on the Internet, but in a large database of translation memory. The goal is to find, in these banks, fragments of previously translated texts that match the new text to be translated. Linguee, a multilingual context dictionary, is one of them.</text:span></text:p>
      <text:p text:style-name="P5"><text:span text:style-name="T1">3. TERMINOLOGY MANAGEMENT SOFTWARE</text:span></text:p>
      <text:p text:style-name="P4"><text:span text:style-name="T2">Among CAT tools, there is also terminology management software. With programs of this type, the translator has the ability to automatically search for the terms in a new document in a database. Some of these systems allow the translator to add, in the database, new pairs of words that match and verify text using various functions: the translator can then check whether this or that term has been translated correctly and consistently throughout the whole draft. Here are three examples of this type of software: </text:span><text:span text:style-name="T5">SDL MultiTerm</text:span><text:span text:style-name="T2">, </text:span><text:span text:style-name="T5">LogiTerm</text:span><text:span text:style-name="T2"> and </text:span><text:span text:style-name="T5">Termex</text:span><text:span text:style-name="T2">.</text:span></text:p>
      <text:p text:style-name="P5"><text:span text:style-name="T1">4. ALIGNMENT SOFTWARE</text:span></text:p>
      <text:p text:style-name="P4"><text:span text:style-name="T2">Text alignment programs allow the translator to build a translation memory using the source and destination of the same text: the software divides the two texts into segments and attempts to determine which segments agree with each other. The result of this operation can be imported into a translation memory software for future translations. Here are four examples of alignment software: </text:span><text:span text:style-name="T5">Bitext2</text:span><text:span text:style-name="T2">, </text:span><text:span text:style-name="T5">Tmx Bligner</text:span><text:span text:style-name="T2">, </text:span><text:span text:style-name="T5">YouAlign</text:span><text:span text:style-name="T2"> and </text:span><text:span text:style-name="T5">LF Aligner</text:span><text:span text:style-name="T2">.</text:span></text:p>
      <text:p text:style-name="P5"><text:span text:style-name="T1">5. INTERACTIVE MACHINE TRANSLATION</text:span></text:p>
      <text:p text:style-name="P4"><text:span text:style-name="T2">Automatic interactive translation resembles the programs you use on your cell phone for writing messages: the program tries to predict how the human translator would translate a phrase or sentence fragment.</text:span></text:p>
      <text:p text:style-name="P5"><text:span text:style-name="T1">OTHER LANGUAGE PROGRAMS OF HELP TO THE TRANSLATOR</text:span></text:p>
      <text:p text:style-name="P4"><text:span text:style-name="T2">Finally, you should also consider other very useful linguistic software for translators:</text:span></text:p>
      <text:list text:style-name="L1">
        <text:list-item>
          <text:p text:style-name="P6"><text:span text:style-name="T2">Spell checkers (</text:span><text:span text:style-name="T6">Proofread</text:span><text:span text:style-name="T2">).</text:span></text:p>
        </text:list-item>
        <text:list-item>
          <text:p text:style-name="P6"><text:span text:style-name="T2">Grammar checkers (</text:span><text:span text:style-name="T6">Grammarly, Reverso</text:span><text:span text:style-name="T2">)</text:span></text:p>
        </text:list-item>
        <text:list-item>
          <text:p text:style-name="P6"><text:span text:style-name="T2">Terminology databases or online dictionaries, such as </text:span><text:span text:style-name="T6">TERMIUM Plus</text:span><text:span text:style-name="T2">, and the </text:span><text:span text:style-name="T6">IATE.</text:span></text:p>
        </text:list-item>
        <text:list-item>
          <text:p text:style-name="P6"><text:span text:style-name="T2">Search tools for “full text” and indexing which allow searches to be carried out into already-translated texts or reference documents of all kinds, such as for example, </text:span><text:span text:style-name="T6">ISYS Search Software </text:span><text:span text:style-name="T2">and </text:span><text:span text:style-name="T6">dtSearch Desktop.</text:span></text:p>
        </text:list-item>
        <text:list-item>
          <text:p text:style-name="P6"><text:span text:style-name="T2">Concordant or matching software which are reference tools used to look up a word together with its context, whether in a monolingual, bilingual or multilingual body (such as a </text:span><text:span text:style-name="T7">bitext</text:span><text:span text:style-name="T2"> or a translation memory).</text:span></text:p>
        </text:list-item>
        <text:list-item>
          <text:p text:style-name="P6"><text:span text:style-name="T2">Project management software. With this program, a project manager at a translation company can organize complex projects by assigning translation tasks to different translators and track the progress of each on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